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692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9_1YR_C07202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Same house 1 year ago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Same house 1 year ago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Different house in United States 1 year ago: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Different house in United States 1 year ago: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Different house in United States 1 year ago: - Same Micropolitan Statistical Area: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Different house in United States 1 year ago: - Same Micropolitan Statistical Area: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Different house in United States 1 year ago: - Same Micropolitan Statistical Area: - Moved from principal city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Different house in United States 1 year ago: - Same Micropolitan Statistical Area: - Moved from principal city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Different house in United States 1 year ago: - Same Micropolitan Statistical Area: - Moved from remainder of Micropolitan Statistical Area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Different house in United States 1 year ago: - Same Micropolitan Statistical Area: - Moved from remainder of Micropolitan Statistical Area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Different house in United States 1 year ago: - Different Micropolitan Statistical Area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Different house in United States 1 year ago: - Different Micropolitan Statistical Area</text:p>
          </table:table-cell>
        </table:table-row>
        <table:table-row table:style-name="ro1">
          <table:table-cell office:value-type="string" calcext:value-type="string">
            <text:p>HD01_VD08</text:p>
          </table:table-cell>
          <table:table-cell office:value-type="string" calcext:value-type="string">
            <text:p>Estimate; Different house in United States 1 year ago: - Metropolitan Statistical Area:</text:p>
          </table:table-cell>
        </table:table-row>
        <table:table-row table:style-name="ro1">
          <table:table-cell office:value-type="string" calcext:value-type="string">
            <text:p>HD02_VD08</text:p>
          </table:table-cell>
          <table:table-cell office:value-type="string" calcext:value-type="string">
            <text:p>Margin of Error; Different house in United States 1 year ago: - Metropolitan Statistical Area:</text:p>
          </table:table-cell>
        </table:table-row>
        <table:table-row table:style-name="ro1">
          <table:table-cell office:value-type="string" calcext:value-type="string">
            <text:p>HD01_VD09</text:p>
          </table:table-cell>
          <table:table-cell office:value-type="string" calcext:value-type="string">
            <text:p>Estimate; Different house in United States 1 year ago: - Metropolitan Statistical Area: - Moved from principal city</text:p>
          </table:table-cell>
        </table:table-row>
        <table:table-row table:style-name="ro1">
          <table:table-cell office:value-type="string" calcext:value-type="string">
            <text:p>HD02_VD09</text:p>
          </table:table-cell>
          <table:table-cell office:value-type="string" calcext:value-type="string">
            <text:p>Margin of Error; Different house in United States 1 year ago: - Metropolitan Statistical Area: - Moved from principal city</text:p>
          </table:table-cell>
        </table:table-row>
        <table:table-row table:style-name="ro1">
          <table:table-cell office:value-type="string" calcext:value-type="string">
            <text:p>HD01_VD10</text:p>
          </table:table-cell>
          <table:table-cell office:value-type="string" calcext:value-type="string">
            <text:p>Estimate; Different house in United States 1 year ago: - Metropolitan Statistical Area: - Moved from remainder of Metropolitan Statistical Area</text:p>
          </table:table-cell>
        </table:table-row>
        <table:table-row table:style-name="ro1">
          <table:table-cell office:value-type="string" calcext:value-type="string">
            <text:p>HD02_VD10</text:p>
          </table:table-cell>
          <table:table-cell office:value-type="string" calcext:value-type="string">
            <text:p>Margin of Error; Different house in United States 1 year ago: - Metropolitan Statistical Area: - Moved from remainder of Metropolitan Statistical Area</text:p>
          </table:table-cell>
        </table:table-row>
        <table:table-row table:style-name="ro1">
          <table:table-cell office:value-type="string" calcext:value-type="string">
            <text:p>HD01_VD11</text:p>
          </table:table-cell>
          <table:table-cell office:value-type="string" calcext:value-type="string">
            <text:p>Estimate; Different house in United States 1 year ago: - Not in a Metropolitan or Micropolitan Statistical Area 1 year ago</text:p>
          </table:table-cell>
        </table:table-row>
        <table:table-row table:style-name="ro1">
          <table:table-cell office:value-type="string" calcext:value-type="string">
            <text:p>HD02_VD11</text:p>
          </table:table-cell>
          <table:table-cell office:value-type="string" calcext:value-type="string">
            <text:p>Margin of Error; Different house in United States 1 year ago: - Not in a Metropolitan or Micropolitan Statistical Area 1 year ago</text:p>
          </table:table-cell>
        </table:table-row>
        <table:table-row table:style-name="ro1">
          <table:table-cell office:value-type="string" calcext:value-type="string">
            <text:p>HD01_VD12</text:p>
          </table:table-cell>
          <table:table-cell office:value-type="string" calcext:value-type="string">
            <text:p>Estimate; Abroad 1 year ago</text:p>
          </table:table-cell>
        </table:table-row>
        <table:table-row table:style-name="ro1">
          <table:table-cell office:value-type="string" calcext:value-type="string">
            <text:p>HD02_VD12</text:p>
          </table:table-cell>
          <table:table-cell office:value-type="string" calcext:value-type="string">
            <text:p>Margin of Error; Abroad 1 year ag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4" meta:object-count="0"/>
    <meta:generator>LibreOffice/6.0.7.3$Linux_X86_64 LibreOffice_project/00m0$Build-3</meta:generator>
  </office:meta>
</office:document-meta>
</file>